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FreeSerif" svg:font-family="FreeSerif" style:font-family-generic="roman" style:font-pitch="variable"/>
    <style:font-face style:name="FreeMono" svg:font-family="FreeMono" style:font-family-generic="modern" style:font-pitch="fixed"/>
    <style:font-face style:name="OpenSymbol" svg:font-family="OpenSymbol" style:font-family-generic="system"/>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Légende" style:master-page-name="MP0" style:family="paragraph">
      <style:paragraph-properties fo:break-before="page" fo:text-align="center"/>
    </style:style>
    <style:style style:name="T2" style:parent-style-name="Policepardéfaut" style:family="text">
      <style:text-properties style:font-name="Arial Black" fo:font-style="normal" style:font-style-asian="normal" style:font-style-complex="normal" fo:font-size="16pt" style:font-size-asian="16pt" style:font-size-complex="16pt"/>
    </style:style>
    <style:style style:name="T3" style:parent-style-name="Policepardéfaut" style:family="text">
      <style:text-properties style:font-name="Arial Black" fo:font-style="normal" style:font-style-asian="normal" style:font-style-complex="normal" fo:font-size="16pt" style:font-size-asian="16pt" style:font-size-complex="16pt"/>
    </style:style>
    <style:style style:name="T4" style:parent-style-name="Policepardéfaut" style:family="text">
      <style:text-properties style:font-name="Arial Black" fo:font-style="normal" style:font-style-asian="normal" style:font-style-complex="normal" fo:font-size="16pt" style:font-size-asian="16pt" style:font-size-complex="16pt"/>
    </style:style>
    <style:style style:name="P5" style:parent-style-name="Standard" style:family="paragraph">
      <style:paragraph-properties fo:text-align="center"/>
      <style:text-properties style:font-name="Arial"/>
    </style:style>
    <style:style style:name="P6" style:parent-style-name="Standard" style:family="paragraph">
      <style:paragraph-properties fo:text-align="center"/>
    </style:style>
    <style:style style:name="T7" style:parent-style-name="Policepardéfaut" style:family="text">
      <style:text-properties style:font-name="Arial"/>
    </style:style>
    <style:style style:name="T8" style:parent-style-name="Policepardéfaut" style:family="text">
      <style:text-properties style:font-name="Arial"/>
    </style:style>
    <style:style style:name="T9" style:parent-style-name="Policepardéfaut" style:family="text">
      <style:text-properties style:font-name="Arial" fo:background-color="#CCCCCC"/>
    </style:style>
    <style:style style:name="T10" style:parent-style-name="Policepardéfaut" style:family="text">
      <style:text-properties style:font-name="Arial" fo:background-color="#CCCCCC"/>
    </style:style>
    <style:style style:name="P11" style:parent-style-name="Standard" style:family="paragraph">
      <style:paragraph-properties fo:text-align="center"/>
      <style:text-properties style:font-name="Arial"/>
    </style:style>
    <style:style style:name="P12" style:parent-style-name="Standard" style:family="paragraph">
      <style:paragraph-properties fo:text-align="center"/>
    </style:style>
    <style:style style:name="T13" style:parent-style-name="Policepardéfaut" style:family="text">
      <style:text-properties style:font-name="Arial"/>
    </style:style>
    <style:style style:name="P14" style:parent-style-name="Standard" style:family="paragraph">
      <style:text-properties style:font-name="Arial"/>
    </style:style>
    <style:style style:name="TableColumn16" style:family="table-column">
      <style:table-column-properties style:column-width="3.4625in" style:use-optimal-column-width="false"/>
    </style:style>
    <style:style style:name="TableColumn17" style:family="table-column">
      <style:table-column-properties style:column-width="3.4625in" style:use-optimal-column-width="false"/>
    </style:style>
    <style:style style:name="Table15" style:family="table">
      <style:table-properties style:width="6.925in" fo:margin-left="0in" table:align="left"/>
    </style:style>
    <style:style style:name="TableRow18" style:family="table-row">
      <style:table-row-properties style:use-optimal-row-height="false"/>
    </style:style>
    <style:style style:name="TableCell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0" style:family="table-cell">
      <style:table-cell-properties fo:border="0.0034in solid #000000" style:writing-mode="lr-tb" fo:padding-top="0.0381in" fo:padding-left="0.0381in" fo:padding-bottom="0.0381in" fo:padding-right="0.0381in"/>
    </style:style>
    <style:style style:name="P21" style:parent-style-name="TableContents" style:family="paragraph">
      <style:text-properties fo:background-color="#FFFF00"/>
    </style:style>
    <style:style style:name="TableRow22" style:family="table-row">
      <style:table-row-properties style:use-optimal-row-height="false"/>
    </style:style>
    <style:style style:name="TableCell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 style:parent-style-name="enum" style:family="paragraph"/>
    <style:style style:name="P26" style:parent-style-name="enum" style:family="paragraph"/>
    <style:style style:name="P27" style:parent-style-name="enum" style:family="paragraph"/>
    <style:style style:name="P28" style:parent-style-name="enum" style:family="paragraph"/>
    <style:style style:name="P29" style:parent-style-name="enum" style:family="paragraph"/>
    <style:style style:name="P30" style:parent-style-name="enum" style:family="paragraph">
      <style:text-properties style:language-complex="ar" style:country-complex="SA"/>
    </style:style>
    <style:style style:name="P31" style:parent-style-name="enum" style:family="paragraph">
      <style:text-properties style:language-complex="ar" style:country-complex="SA"/>
    </style:style>
    <style:style style:name="P32" style:parent-style-name="Textbody" style:family="paragraph">
      <style:paragraph-properties fo:text-align="justify"/>
    </style:style>
    <style:style style:name="T33" style:parent-style-name="Policepardéfaut" style:family="text">
      <style:text-properties fo:font-style="italic" style:font-style-asian="italic" style:font-style-complex="italic"/>
    </style:style>
    <style:style style:name="T34" style:parent-style-name="Policepardéfaut" style:family="text">
      <style:text-properties fo:font-weight="bold" style:font-weight-asian="bold" style:font-weight-complex="bold"/>
    </style:style>
    <style:style style:name="P35" style:parent-style-name="Textbody" style:family="paragraph">
      <style:paragraph-properties fo:text-align="justify"/>
    </style:style>
    <style:style style:name="T36" style:parent-style-name="Policepardéfaut" style:family="text">
      <style:text-properties fo:font-weight="bold" style:font-weight-asian="bold" style:font-weight-complex="bold"/>
    </style:style>
    <style:style style:name="T37" style:parent-style-name="Policepardéfaut" style:family="text">
      <style:text-properties fo:font-weight="bold" style:font-weight-asian="bold" style:font-weight-complex="bold"/>
    </style:style>
    <style:style style:name="T38" style:parent-style-name="Policepardéfaut" style:family="text">
      <style:text-properties fo:language="fr" fo:country="FR" style:language-asian="fr" style:country-asian="FR" style:language-complex="ar" style:country-complex="SA"/>
    </style:style>
    <style:style style:name="P39" style:parent-style-name="Illustration" style:family="paragraph">
      <style:paragraph-properties fo:text-align="center"/>
    </style:style>
    <style:style style:name="T40" style:parent-style-name="Policepardéfaut" style:family="text">
      <style:text-properties fo:language="fr" fo:country="FR" style:language-asian="fr" style:country-asian="FR" style:language-complex="ar" style:country-complex="SA"/>
    </style:style>
    <style:style style:name="P41" style:parent-style-name="Textbody" style:family="paragraph">
      <style:paragraph-properties fo:text-align="justify"/>
    </style:style>
    <style:style style:name="T42" style:parent-style-name="Policepardéfaut" style:family="text">
      <style:text-properties fo:font-style="italic" style:font-style-asian="italic" style:font-style-complex="italic"/>
    </style:style>
    <style:style style:name="T43" style:parent-style-name="Policepardéfaut" style:family="text">
      <style:text-properties fo:font-style="italic" style:font-style-asian="italic" style:font-style-complex="italic"/>
    </style:style>
    <style:style style:name="T44" style:parent-style-name="Policepardéfaut" style:family="text">
      <style:text-properties fo:font-weight="bold" style:font-weight-asian="bold" style:font-weight-complex="bold"/>
    </style:style>
    <style:style style:name="T45" style:parent-style-name="Policepardéfaut" style:family="text">
      <style:text-properties fo:font-weight="bold" style:font-weight-asian="bold" style:font-weight-complex="bold"/>
    </style:style>
    <style:style style:name="T46" style:parent-style-name="Policepardéfaut" style:family="text">
      <style:text-properties fo:font-weight="bold" style:font-weight-asian="bold" style:font-weight-complex="bold"/>
    </style:style>
    <style:style style:name="T47" style:parent-style-name="Policepardéfaut" style:family="text">
      <style:text-properties fo:font-weight="bold" style:font-weight-asian="bold" style:font-weight-complex="bold"/>
    </style:style>
    <style:style style:name="T48" style:parent-style-name="Policepardéfaut" style:family="text">
      <style:text-properties fo:font-style="italic" style:font-style-asian="italic" style:font-style-complex="italic"/>
    </style:style>
    <style:style style:name="T49" style:parent-style-name="Policepardéfaut" style:family="text">
      <style:text-properties fo:language="fr" fo:country="FR" style:language-asian="fr" style:country-asian="FR" style:language-complex="ar" style:country-complex="SA"/>
    </style:style>
    <style:style style:name="P50" style:parent-style-name="Illustration" style:family="paragraph">
      <style:paragraph-properties fo:text-align="center"/>
    </style:style>
    <style:style style:name="T51" style:parent-style-name="Policepardéfaut" style:family="text">
      <style:text-properties fo:language="fr" fo:country="FR" style:language-asian="fr" style:country-asian="FR" style:language-complex="ar" style:country-complex="SA"/>
    </style:style>
    <style:style style:name="P52" style:parent-style-name="Textbody" style:family="paragraph">
      <style:paragraph-properties fo:text-align="justify"/>
    </style:style>
    <style:style style:name="T53" style:parent-style-name="Policepardéfaut" style:family="text">
      <style:text-properties fo:font-weight="bold" style:font-weight-asian="bold" style:font-weight-complex="bold"/>
    </style:style>
    <style:style style:name="P54" style:parent-style-name="Textbody" style:family="paragraph">
      <style:paragraph-properties fo:text-align="justify"/>
    </style:style>
    <style:style style:name="P55" style:parent-style-name="Textbody" style:family="paragraph">
      <style:paragraph-properties fo:text-align="justify"/>
    </style:style>
    <style:style style:name="P56" style:parent-style-name="Textbody" style:family="paragraph">
      <style:paragraph-properties fo:text-align="justify"/>
    </style:style>
    <style:style style:name="T57" style:parent-style-name="Policepardéfaut" style:family="text">
      <style:text-properties fo:font-weight="bold" style:font-weight-asian="bold" style:font-weight-complex="bold"/>
    </style:style>
    <style:style style:name="T58" style:parent-style-name="Policepardéfaut" style:family="text">
      <style:text-properties fo:font-style="italic" style:font-style-asian="italic" style:font-style-complex="italic"/>
    </style:style>
    <style:style style:name="T59" style:parent-style-name="Policepardéfaut" style:family="text">
      <style:text-properties fo:font-style="italic" style:font-style-asian="italic" style:font-style-complex="italic"/>
    </style:style>
    <style:style style:name="P60" style:parent-style-name="Textbody" style:family="paragraph"/>
    <style:style style:name="T61" style:parent-style-name="Policepardéfaut" style:family="text">
      <style:text-properties fo:font-weight="bold" style:font-weight-asian="bold" style:font-weight-complex="bold"/>
    </style:style>
    <style:style style:name="T62" style:parent-style-name="technical" style:family="text">
      <style:text-properties style:font-name="FreeSerif"/>
    </style:style>
    <style:style style:name="T63" style:parent-style-name="technical" style:family="text">
      <style:text-properties style:font-name="FreeSerif" fo:font-size="12pt" style:font-size-asian="12pt"/>
    </style:style>
    <style:style style:name="T64" style:parent-style-name="technical" style:family="text">
      <style:text-properties style:font-name="FreeSerif" fo:font-size="12pt" style:font-size-asian="12pt"/>
    </style:style>
    <style:style style:name="P65" style:parent-style-name="Textbody" style:family="paragraph">
      <style:paragraph-properties fo:text-align="justify"/>
    </style:style>
    <style:style style:name="T66" style:parent-style-name="Policepardéfaut" style:family="text">
      <style:text-properties fo:font-weight="bold" style:font-weight-asian="bold" style:font-weight-complex="bold"/>
    </style:style>
    <style:style style:name="P67" style:parent-style-name="Textbody" style:family="paragraph"/>
    <style:style style:name="P68" style:parent-style-name="Textbody" style:family="paragraph"/>
    <style:style style:name="P69" style:parent-style-name="Textbody" style:family="paragraph"/>
    <style:style style:name="P70" style:parent-style-name="Textbody" style:family="paragraph"/>
    <style:style style:name="P71" style:parent-style-name="Textbody" style:family="paragraph"/>
    <style:style style:name="P72" style:parent-style-name="Textbody" style:family="paragraph">
      <style:paragraph-properties fo:text-align="justify"/>
    </style:style>
    <style:style style:name="P73" style:parent-style-name="Textbody" style:family="paragraph"/>
    <style:style style:name="P74" style:parent-style-name="Textbody" style:family="paragraph"/>
    <style:style style:name="P75" style:parent-style-name="Textbody" style:family="paragraph"/>
    <style:style style:name="TableColumn77" style:family="table-column">
      <style:table-column-properties style:column-width="1.875in" style:use-optimal-column-width="false"/>
    </style:style>
    <style:style style:name="TableColumn78" style:family="table-column">
      <style:table-column-properties style:column-width="5.05in" style:use-optimal-column-width="false"/>
    </style:style>
    <style:style style:name="Table76" style:family="table">
      <style:table-properties style:width="6.925in" fo:margin-left="0in" table:align="left"/>
    </style:style>
    <style:style style:name="TableRow79" style:family="table-row">
      <style:table-row-properties style:use-optimal-row-height="false" fo:keep-together="always"/>
    </style:style>
    <style:style style:name="TableCell80"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81" style:family="table-cell">
      <style:table-cell-properties fo:border="0.0034in solid #000000" fo:background-color="#DDDDDD" style:writing-mode="lr-tb" fo:padding-top="0.0381in" fo:padding-left="0.0381in" fo:padding-bottom="0.0381in" fo:padding-right="0.0381in"/>
    </style:style>
    <style:style style:name="TableRow82" style:family="table-row">
      <style:table-row-properties style:use-optimal-row-height="false" fo:keep-together="always"/>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 style:parent-style-name="TableContents" style:family="paragraph">
      <style:paragraph-properties fo:text-align="center"/>
      <style:text-properties style:font-name="FreeSerif" fo:font-style="italic" style:font-style-asian="italic" style:font-style-complex="italic" fo:font-size="10.5pt" style:font-size-asian="10.5pt"/>
    </style:style>
    <style:style style:name="TableCell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 style:parent-style-name="TableContents" style:family="paragraph">
      <style:text-properties style:font-name="FreeSerif" fo:font-size="10.5pt" style:font-size-asian="10.5pt"/>
    </style:style>
    <style:style style:name="TableRow87" style:family="table-row">
      <style:table-row-properties style:use-optimal-row-height="false" fo:keep-together="always"/>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 style:parent-style-name="TableContents" style:family="paragraph">
      <style:paragraph-properties fo:text-align="center"/>
      <style:text-properties style:font-name="FreeSerif" fo:font-style="italic" style:font-style-asian="italic" style:font-style-complex="italic" fo:font-size="10.5pt" style:font-size-asian="10.5pt"/>
    </style:style>
    <style:style style:name="TableCell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 style:parent-style-name="TableContents" style:family="paragraph">
      <style:text-properties style:font-name="FreeSerif" fo:font-size="10.5pt" style:font-size-asian="10.5pt"/>
    </style:style>
    <style:style style:name="TableRow92" style:family="table-row">
      <style:table-row-properties style:use-optimal-row-height="false" fo:keep-together="always"/>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 style:parent-style-name="TableContents" style:family="paragraph">
      <style:paragraph-properties fo:text-align="center"/>
      <style:text-properties style:font-name="FreeSerif" fo:font-style="italic" style:font-style-asian="italic" style:font-style-complex="italic" fo:font-size="10.5pt" style:font-size-asian="10.5pt"/>
    </style:style>
    <style:style style:name="TableCell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 style:parent-style-name="TableContents" style:family="paragraph">
      <style:text-properties style:font-name="FreeSerif" fo:font-size="10.5pt" style:font-size-asian="10.5pt"/>
    </style:style>
    <style:style style:name="TableRow97" style:family="table-row">
      <style:table-row-properties style:use-optimal-row-height="false" fo:keep-together="always"/>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 style:parent-style-name="TableContents" style:family="paragraph">
      <style:paragraph-properties fo:text-align="center"/>
      <style:text-properties style:font-name="FreeSerif" fo:font-style="italic" style:font-style-asian="italic" style:font-style-complex="italic" fo:font-size="10.5pt" style:font-size-asian="10.5pt"/>
    </style:style>
    <style:style style:name="TableCell1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 style:parent-style-name="TableContents" style:family="paragraph">
      <style:text-properties style:font-name="FreeSerif" fo:font-size="10.5pt" style:font-size-asian="10.5pt"/>
    </style:style>
    <style:style style:name="TableRow102" style:family="table-row">
      <style:table-row-properties style:use-optimal-row-height="false" fo:keep-together="always"/>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 style:parent-style-name="TableContents" style:family="paragraph">
      <style:paragraph-properties fo:text-align="center"/>
      <style:text-properties style:font-name="FreeSerif" fo:font-style="italic" style:font-style-asian="italic" style:font-style-complex="italic" fo:font-size="10.5pt" style:font-size-asian="10.5pt"/>
    </style:style>
    <style:style style:name="TableCell1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 style:parent-style-name="TableContents" style:family="paragraph">
      <style:text-properties style:font-name="FreeSerif" fo:font-size="10.5pt" style:font-size-asian="10.5pt"/>
    </style:style>
    <style:style style:name="TableRow107" style:family="table-row">
      <style:table-row-properties style:use-optimal-row-height="false" fo:keep-together="always"/>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 style:parent-style-name="TableContents" style:family="paragraph">
      <style:paragraph-properties fo:text-align="center"/>
      <style:text-properties style:font-name="FreeSerif" fo:font-style="italic" style:font-style-asian="italic" style:font-style-complex="italic" fo:font-size="10.5pt" style:font-size-asian="10.5pt"/>
    </style:style>
    <style:style style:name="TableCell1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1" style:parent-style-name="TableContents" style:family="paragraph">
      <style:text-properties style:font-name="FreeSerif" fo:font-size="10.5pt" style:font-size-asian="10.5pt"/>
    </style:style>
    <style:style style:name="TableRow112" style:family="table-row">
      <style:table-row-properties style:use-optimal-row-height="false" fo:keep-together="always"/>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 style:parent-style-name="TableContents" style:family="paragraph">
      <style:paragraph-properties fo:text-align="center"/>
      <style:text-properties style:font-name="FreeSerif" fo:font-style="italic" style:font-style-asian="italic" style:font-style-complex="italic" fo:font-size="10.5pt" style:font-size-asian="10.5pt"/>
    </style:style>
    <style:style style:name="TableCell1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6" style:parent-style-name="TableContents" style:family="paragraph">
      <style:text-properties style:font-name="FreeSerif" fo:font-size="10.5pt" style:font-size-asian="10.5pt"/>
    </style:style>
    <style:style style:name="TableRow117" style:family="table-row">
      <style:table-row-properties style:use-optimal-row-height="false" fo:keep-together="always"/>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 style:parent-style-name="TableContents" style:family="paragraph">
      <style:paragraph-properties fo:text-align="center"/>
      <style:text-properties style:font-name="FreeSerif" fo:font-style="italic" style:font-style-asian="italic" style:font-style-complex="italic" fo:font-size="10.5pt" style:font-size-asian="10.5pt"/>
    </style:style>
    <style:style style:name="TableCell1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1" style:parent-style-name="TableContents" style:family="paragraph">
      <style:text-properties style:font-name="FreeSerif" fo:font-size="10.5pt" style:font-size-asian="10.5pt"/>
    </style:style>
    <style:style style:name="P122" style:parent-style-name="Textbody" style:family="paragraph">
      <style:paragraph-properties fo:text-align="justify"/>
    </style:style>
    <style:style style:name="T123" style:parent-style-name="Policepardéfaut" style:family="text">
      <style:text-properties fo:font-style="italic" style:font-style-asian="italic" style:font-style-complex="italic"/>
    </style:style>
    <style:style style:name="P124" style:parent-style-name="code" style:family="paragraph">
      <style:text-properties fo:language="en" fo:country="US"/>
    </style:style>
    <style:style style:name="P125" style:parent-style-name="Standard" style:family="paragraph">
      <style:text-properties fo:language="en" fo:country="US"/>
    </style:style>
    <style:style style:name="P126" style:parent-style-name="Standard" style:family="paragraph">
      <style:paragraph-properties fo:text-align="justify"/>
      <style:text-properties style:font-name="FreeSerif"/>
    </style:style>
    <style:style style:name="TableColumn128" style:family="table-column">
      <style:table-column-properties style:column-width="5.9291in" style:use-optimal-column-width="false"/>
    </style:style>
    <style:style style:name="TableColumn129" style:family="table-column">
      <style:table-column-properties style:column-width="0.4611in" style:use-optimal-column-width="false"/>
    </style:style>
    <style:style style:name="TableColumn130" style:family="table-column">
      <style:table-column-properties style:column-width="0.5347in" style:use-optimal-column-width="false"/>
    </style:style>
    <style:style style:name="Table127" style:family="table">
      <style:table-properties style:width="6.925in" fo:margin-left="0in" table:align="left"/>
    </style:style>
    <style:style style:name="TableRow131" style:family="table-row">
      <style:table-row-properties style:use-optimal-row-height="false"/>
    </style:style>
    <style:style style:name="TableCell132" style:family="table-cell">
      <style:table-cell-properties fo:border="none" style:writing-mode="lr-tb" fo:padding-top="0.0381in" fo:padding-left="0.0381in" fo:padding-bottom="0.0381in" fo:padding-right="0.0381in"/>
    </style:style>
    <style:style style:name="P133" style:parent-style-name="question" style:family="paragraph"/>
    <style:style style:name="TableCell134" style:family="table-cell">
      <style:table-cell-properties fo:border="none" style:writing-mode="lr-tb" fo:padding-top="0.0381in" fo:padding-left="0.0381in" fo:padding-bottom="0.0381in" fo:padding-right="0.0381in"/>
    </style:style>
    <style:style style:name="TableCell135" style:family="table-cell">
      <style:table-cell-properties fo:border="none" style:writing-mode="lr-tb" fo:padding-top="0.0381in" fo:padding-left="0.0381in" fo:padding-bottom="0.0381in" fo:padding-right="0.0381in"/>
    </style:style>
    <style:style style:name="P136" style:parent-style-name="Textbody" style:family="paragraph">
      <style:paragraph-properties fo:text-align="justify"/>
    </style:style>
    <style:style style:name="P137" style:parent-style-name="Textbody" style:family="paragraph">
      <style:paragraph-properties fo:text-align="justify"/>
    </style:style>
    <style:style style:name="T138" style:parent-style-name="Policepardéfaut" style:family="text">
      <style:text-properties fo:font-weight="bold" style:font-weight-asian="bold" style:font-weight-complex="bold"/>
    </style:style>
    <style:style style:name="T139" style:parent-style-name="technical" style:family="text">
      <style:text-properties style:font-name="FreeSerif" fo:font-weight="bold" style:font-weight-asian="bold" style:font-weight-complex="bold"/>
    </style:style>
    <style:style style:name="T140" style:parent-style-name="Policepardéfaut" style:family="text">
      <style:text-properties fo:font-weight="bold" style:font-weight-asian="bold" style:font-weight-complex="bold"/>
    </style:style>
    <style:style style:name="T141" style:parent-style-name="Policepardéfaut" style:family="text">
      <style:text-properties fo:font-weight="bold" style:font-weight-asian="bold" style:font-weight-complex="bold"/>
    </style:style>
    <style:style style:name="T142" style:parent-style-name="technical" style:family="text">
      <style:text-properties style:font-name="FreeSerif"/>
    </style:style>
    <style:style style:name="P143" style:parent-style-name="Textbody" style:family="paragraph">
      <style:paragraph-properties fo:text-align="justify"/>
    </style:style>
    <style:style style:name="P144" style:parent-style-name="Textbody" style:family="paragraph">
      <style:paragraph-properties fo:text-align="justify"/>
    </style:style>
    <style:style style:name="T145" style:parent-style-name="technical" style:family="text">
      <style:text-properties style:font-name="FreeSerif"/>
    </style:style>
    <style:style style:name="P146" style:parent-style-name="Textbody" style:family="paragraph"/>
    <style:style style:name="P147" style:parent-style-name="Textbody" style:family="paragraph"/>
    <style:style style:name="P148" style:parent-style-name="Textbody" style:family="paragraph"/>
    <style:style style:name="T149" style:parent-style-name="technical" style:family="text">
      <style:text-properties style:font-name="FreeSerif"/>
    </style:style>
    <style:style style:name="P150" style:parent-style-name="Textbody" style:family="paragraph">
      <style:paragraph-properties fo:text-align="justify"/>
    </style:style>
    <style:style style:name="T151" style:parent-style-name="technical" style:family="text">
      <style:text-properties style:font-name="FreeSerif"/>
    </style:style>
    <style:style style:name="P152" style:parent-style-name="Titre2" style:family="paragraph">
      <style:text-properties style:font-name="FreeSerif" fo:language="fr" fo:country="FR"/>
    </style:style>
    <style:style style:name="P153" style:parent-style-name="Titre2" style:family="paragraph">
      <style:paragraph-properties fo:break-before="page"/>
    </style:style>
    <style:style style:name="P154" style:parent-style-name="Titre2" style:family="paragraph">
      <style:paragraph-properties fo:break-before="page"/>
    </style:style>
    <style:style style:name="TableColumn156" style:family="table-column">
      <style:table-column-properties style:column-width="5.9291in" style:use-optimal-column-width="false"/>
    </style:style>
    <style:style style:name="TableColumn157" style:family="table-column">
      <style:table-column-properties style:column-width="0.4611in" style:use-optimal-column-width="false"/>
    </style:style>
    <style:style style:name="TableColumn158" style:family="table-column">
      <style:table-column-properties style:column-width="0.5347in" style:use-optimal-column-width="false"/>
    </style:style>
    <style:style style:name="Table155" style:family="table">
      <style:table-properties style:width="6.925in" fo:margin-left="0in" table:align="left"/>
    </style:style>
    <style:style style:name="TableRow159" style:family="table-row">
      <style:table-row-properties style:use-optimal-row-height="false"/>
    </style:style>
    <style:style style:name="TableCell160" style:family="table-cell">
      <style:table-cell-properties fo:border="none" style:writing-mode="lr-tb" fo:padding-top="0.0381in" fo:padding-left="0.0381in" fo:padding-bottom="0.0381in" fo:padding-right="0.0381in"/>
    </style:style>
    <style:style style:name="P161" style:parent-style-name="question" style:family="paragraph"/>
    <style:style style:name="TableCell162" style:family="table-cell">
      <style:table-cell-properties fo:border="none" style:writing-mode="lr-tb" fo:padding-top="0.0381in" fo:padding-left="0.0381in" fo:padding-bottom="0.0381in" fo:padding-right="0.0381in"/>
    </style:style>
    <style:style style:name="TableCell163" style:family="table-cell">
      <style:table-cell-properties fo:border="none" style:writing-mode="lr-tb" fo:padding-top="0.0381in" fo:padding-left="0.0381in" fo:padding-bottom="0.0381in" fo:padding-right="0.0381in"/>
    </style:style>
    <style:style style:name="TableRow164" style:family="table-row">
      <style:table-row-properties style:use-optimal-row-height="false"/>
    </style:style>
    <style:style style:name="TableCell165" style:family="table-cell">
      <style:table-cell-properties fo:border="none" style:writing-mode="lr-tb" fo:padding-top="0.0381in" fo:padding-left="0.0381in" fo:padding-bottom="0.0381in" fo:padding-right="0.0381in"/>
    </style:style>
    <style:style style:name="P166" style:parent-style-name="question" style:family="paragraph"/>
    <style:style style:name="TableCell167" style:family="table-cell">
      <style:table-cell-properties fo:border="none" style:writing-mode="lr-tb" fo:padding-top="0.0381in" fo:padding-left="0.0381in" fo:padding-bottom="0.0381in" fo:padding-right="0.0381in"/>
    </style:style>
    <style:style style:name="TableCell168" style:family="table-cell">
      <style:table-cell-properties fo:border="none" style:writing-mode="lr-tb" fo:padding-top="0.0381in" fo:padding-left="0.0381in" fo:padding-bottom="0.0381in" fo:padding-right="0.0381in"/>
    </style:style>
    <style:style style:name="TableColumn170" style:family="table-column">
      <style:table-column-properties style:column-width="6.0597in" style:use-optimal-column-width="false"/>
    </style:style>
    <style:style style:name="TableColumn171" style:family="table-column">
      <style:table-column-properties style:column-width="0.8652in" style:use-optimal-column-width="false"/>
    </style:style>
    <style:style style:name="Table169" style:family="table">
      <style:table-properties style:width="6.925in" fo:margin-left="0in" table:align="left"/>
    </style:style>
    <style:style style:name="TableRow172" style:family="table-row">
      <style:table-row-properties style:use-optimal-row-height="false"/>
    </style:style>
    <style:style style:name="TableCell17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74" style:family="table-cell">
      <style:table-cell-properties fo:border="0.0034in solid #000000" style:writing-mode="lr-tb" fo:padding-top="0.0381in" fo:padding-left="0.0381in" fo:padding-bottom="0.0381in" fo:padding-right="0.0381in"/>
    </style:style>
    <style:style style:name="TableRow175" style:family="table-row">
      <style:table-row-properties style:use-optimal-row-height="false"/>
    </style:style>
    <style:style style:name="TableCell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8" style:family="table-row">
      <style:table-row-properties style:use-optimal-row-height="false"/>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1" style:family="table-row">
      <style:table-row-properties style:use-optimal-row-height="false"/>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4" style:family="table-row">
      <style:table-row-properties style:use-optimal-row-height="false"/>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text:user-defined text:name="Sigle">INF2610</text:user-defined></text:span><text:span text:style-name="T3"><text:s/>–<text:s/></text:span><text:span text:style-name="T4"><text:user-defined text:name="Cours">Noyau du système d'exploitation</text:user-defined></text:span></text:p>
      <text:p text:style-name="P5"/>
      <text:p text:style-name="P6"><text:span text:style-name="T7"><text:user-defined text:name="Etiquette">Laboratoire 4</text:user-defined></text:span><text:span text:style-name="T8"><text:s/>–<text:s/></text:span><text:span text:style-name="T9">Automne</text:span><text:span text:style-name="T10"><text:s/>2016</text:span></text:p>
      <text:p text:style-name="P11"/>
      <text:p text:style-name="P12"><text:span text:style-name="T13"><text:user-defined text:name="Titre">API Windows</text:user-defined></text:span></text:p>
      <text:p text:style-name="P14"/>
      <table:table table:style-name="Table15">
        <table:table-columns>
          <table:table-column table:style-name="TableColumn16"/>
          <table:table-column table:style-name="TableColumn17"/>
        </table:table-columns>
        <table:table-row table:style-name="TableRow18">
          <table:table-cell table:style-name="TableCell19">
            <text:p text:style-name="TableContents">Nom, prénom, matricule des membres de l'équipe</text:p>
          </table:table-cell>
          <table:table-cell table:style-name="TableCell20">
            <text:p text:style-name="P21">Inscrire vos noms ICI</text:p>
          </table:table-cell>
        </table:table-row>
        <table:table-row table:style-name="TableRow22">
          <table:table-cell table:style-name="TableCell23">
            <text:p text:style-name="TableContents">Note finale sur 20</text:p>
          </table:table-cell>
          <table:table-cell table:style-name="TableCell24">
            <text:p text:style-name="TableContents">0</text:p>
          </table:table-cell>
        </table:table-row>
      </table:table>
      <text:p text:style-name="Standard"/>
      <text:p text:style-name="Heading">Directives</text:p>
      <text:list text:style-name="LFO3" text:continue-numbering="true">
        <text:list-item>
          <text:p text:style-name="P25">Il est suggéré de faire l'activité en équipe de deux. Inscrivez les noms ci-haut.</text:p>
        </text:list-item>
        <text:list-item>
          <text:p text:style-name="P26">Répondez directement dans le questionnaire ODT avec Libre Office.</text:p>
        </text:list-item>
        <text:list-item>
          <text:p text:style-name="P27">La<text:s/>correction se fera directement dans le document électronique.</text:p>
        </text:list-item>
        <text:list-item>
          <text:p text:style-name="P28">Remettez sur Moodle le questionnaire rempli et le code.</text:p>
        </text:list-item>
        <text:list-item>
          <text:p text:style-name="P29">Une seule personne de l'équipe doit effectuer la remise sur Moodle.</text:p>
        </text:list-item>
        <text:list-item>
          <text:p text:style-name="P30">Utilisez les machines du laboratoire pour obtenir vos résultats.</text:p>
        </text:list-item>
        <text:list-item>
          <text:p text:style-name="P31">10% de la note finale peut être enlevée pour la mauvaise qualité de la langue.</text:p>
        </text:list-item>
      </text:list>
      <text:p text:style-name="Heading">Mise en situation</text:p>
      <text:p text:style-name="P32">Vous travaillez sur<text:s/><text:span text:style-name="T33">iEffect</text:span>, une application de traitement d'images. Cette application a pour but d'appliquer plusieurs effets successifs sur un grand nombre<text:s/>d'images. Ce type de traitement peut se faire plus rapidement<text:s/><text:span text:style-name="T34">en utilisant un pipeline à plusieurs fils d'exécution.</text:span></text:p>
      <text:p text:style-name="P35">La figure 1 représente le traitement de 3 images, sur lesquelles on applique 2 effets. Dans le cas du traitement en pipeline,<text:s/><text:span text:style-name="T36">un fil d'exéc</text:span><text:span text:style-name="T37">ution est démarré pour chaque étape de traitement</text:span>, ce qui permet de diminuer le temps total de traitement du lot d'images comparativement à une exécution en série.</text:p>
      <text:p text:style-name="Textbody"><text:span text:style-name="T38"><draw:frame draw:z-index="251658240" draw:id="id0" draw:style-name="a0" draw:name="Cadre2" text:anchor-type="paragraph" svg:x="0in" svg:y="0in" svg:width="6.925in" svg:height="2.47431in" style:rel-width="scale" style:rel-height="scale"><draw:text-box><text:p text:style-name="P39"><text:span text:style-name="T40"><draw:frame draw:style-name="a1" draw:name="images2" text:anchor-type="as-char" svg:x="0in" svg:y="0in" svg:width="6.9252in" svg:height="2.47441in" style:rel-width="scale" style:rel-height="scale"><draw:image xlink:href="" xlink:type="simple" xlink:show="embed" xlink:actuate="onLoad"/><svg:title/><svg:desc/></draw:frame></text:span>Illustration 1: Exemple du traitement en série et en pipeline selon le temps</text:p></draw:text-box><svg:title/><svg:desc/></draw:frame></text:span></text:p>
      <text:soft-page-break/>
      <text:p text:style-name="P41">Les étapes de traitement sont reliées par un objet<text:s/><text:span text:style-name="T42">ImageQueue</text:span>, tel que représenté à la figure 2.<text:s/><text:span text:style-name="T43">ImageQueue</text:span><text:s/>est une<text:s/><text:span text:style-name="T44">queue FIFO bloquante</text:span>. Lorsque la queue est vide,<text:s/><text:span text:style-name="T45">le consommateur bloque et attend une image</text:span>. Lorsque la queue est pleine,<text:s/><text:span text:style-name="T46">le producteur bloque en att</text:span><text:span text:style-name="T47">endant qu'il y ait de l'espace</text:span>. On limite la taille de chaque<text:s/><text:span text:style-name="T48">ImageQueue</text:span><text:s/>pour borner le nombre simultané d'images en mémoire.</text:p>
      <text:p text:style-name="Textbody"/>
      <text:p text:style-name="Textbody"><text:span text:style-name="T49"><draw:frame draw:z-index="2" draw:id="id1" draw:style-name="a2" draw:name="Cadre1" text:anchor-type="paragraph" svg:x="0in" svg:y="0in" svg:width="6.925in" svg:height="0.55903in" style:rel-width="scale" style:rel-height="scale"><draw:text-box><text:p text:style-name="P50"><text:span text:style-name="T51"><draw:frame draw:style-name="a3" draw:name="images1" text:anchor-type="as-char" svg:x="0in" svg:y="0in" svg:width="6.9252in" svg:height="0.30197in" style:rel-width="scale" style:rel-height="scale"><draw:image xlink:href="" xlink:type="simple" xlink:show="embed" xlink:actuate="onLoad"/><svg:title/><svg:desc/></draw:frame></text:span>Illustration 2: Organisation du pipeline</text:p></draw:text-box><svg:title/><svg:desc/></draw:frame></text:span></text:p>
      <text:p text:style-name="P52"><text:span text:style-name="T53">Une étape de traitement peut agir comme consommateur, producteur ou les deux</text:span>. La première étape du traitement est<text:s/><text:span text:style-name="technical">LoadImage</text:span>, qui charge l'image en mémoire à partir d'un fichier. Cette étape agit comme productrice dans la chaîne. La dernière étape est<text:s/><text:span text:style-name="technical">SaveImage</text:span>. Elle enregistre le résultat final et agit en tant que consommatrice. Les étapes<text:s/><text:span text:style-name="technical">EffectStage</text:span>, situées au centre du pipeline et dont le rôle est d'appliquer un effet sur l'image, agissent comme consommatrices de l'étape précédente et comme productrices pour l'étape suivante.</text:p>
      <text:p text:style-name="P54">Lorsque la file est vide, alors le consommateur bloque et attend qu'un élément soit produit. Lorsque la file est pleine, alors le producteur bloque et attend qu'un élément soit libéré.</text:p>
      <text:h text:style-name="Titre1" text:outline-level="1">Implémentation de iEffect</text:h>
      <text:p text:style-name="P55">Votre mission est de compléter iEffect pour réaliser le traitement en pipeline. Deux classes sont à compléter.</text:p>
      <text:list text:style-name="LFO4" text:continue-numbering="true">
        <text:list-item>
          <text:p text:style-name="P56"><text:span text:style-name="technical">ImageQueue </text:span>: implémenter la queue FIFO bloquante<text:s/><text:span text:style-name="T57">à l'aide de sémaphores<text:s/></text:span>(implémentation des méthodes<text:s/><text:span text:style-name="T58">queue<text:s/></text:span>et<text:s/><text:span text:style-name="T59">dequeue</text:span>.</text:p>
        </text:list-item>
        <text:list-item>
          <text:p text:style-name="P60"><text:span text:style-name="technical">PipelineManager </text:span>: créer les fils d'exécution<text:s/><text:span text:style-name="T61">pour chaque étape de traitement</text:span><text:s/><text:span text:style-name="technical">PipelineStage<text:s/></text:span><text:span text:style-name="T62">en</text:span><text:span text:style-name="T63"><text:s/>appliquant ce qui a déjà été fait p</text:span><text:span text:style-name="T64">our Linux au cas de Windows.</text:span></text:p>
        </text:list-item>
      </text:list>
      <text:p text:style-name="P65">Dans le cadre du laboratoire, l'implémentation doit être réalisée<text:s/><text:span text:style-name="T66">avec l'API Windows</text:span>, incluant les sémaphores, les verrous et le démarrage des fils d'exécution.</text:p>
      <text:h text:style-name="Titre2" text:outline-level="2">Utilisation avec QtCreator</text:h>
      <text:p text:style-name="Textbody">Voici les étapes à suivre.</text:p>
      <text:list text:style-name="LFO5" text:continue-numbering="true">
        <text:list-item>
          <text:p text:style-name="P67">Décompresser<text:s/>les sources dans <text:s/><text:a xlink:href="../../../C:/Temp" office:target-frame-name="_top" xlink:show="replace">C:\Temp</text:a></text:p>
        </text:list-item>
        <text:list-item>
          <text:p text:style-name="P68">Changer de répertoire pour la base des sources</text:p>
        </text:list-item>
        <text:list-item>
          <text:p text:style-name="P69">Ouvrir le fichier inf2610-lab4.pro.</text:p>
        </text:list-item>
        <text:list-item>
          <text:p text:style-name="P70">Configurer le projet en choisissant les paramètres par défaut.</text:p>
        </text:list-item>
        <text:list-item>
          <text:p text:style-name="P71">Ctrl-B pour compiler le projet.</text:p>
        </text:list-item>
      </text:list>
      <text:p text:style-name="P72">Le programme<text:s/><text:span text:style-name="technical">ieffect</text:span><text:s/>nécessite des arguments pour son exécution. Voici les étapes à suivre pour définir les arguments à passer.</text:p>
      <text:list text:style-name="LFO6" text:continue-numbering="true">
        <text:list-item>
          <text:p text:style-name="P73">Dans l'onglet « Projects », sélectionner les configurations « Run ».</text:p>
        </text:list-item>
        <text:list-item>
          <text:p text:style-name="P74">Sélectionner le programme à exécuter sous « Run configuration ».</text:p>
        </text:list-item>
        <text:list-item>
          <text:p text:style-name="P75">Inscrire les arguments (sans la commande elle-même).</text:p>
        </text:list-item>
      </text:list>
      <text:p text:style-name="Textbody">Voici les arguments acceptés par ieffect :</text:p>
      <text:p text:style-name="code">--input <text:s text:c="5"/>PATH <text:s text:c="7"/>Chemin d'accès des images à traiter</text:p>
      <text:soft-page-break/>
      <text:p text:style-name="code">--output <text:s text:c="4"/>PATH <text:s text:c="7"/>Chemin d'accès des images finales</text:p>
      <text:p text:style-name="code">--effects <text:s text:c="3"/>eff1,eff2 <text:s text:c="2"/>Liste des effets à appliquer,<text:s/>séparés par des virgules</text:p>
      <text:p text:style-name="code">--queue-size INT <text:s text:c="8"/>Taille maximale des files d'attentes</text:p>
      <text:p text:style-name="Textbody">Les effets sont appliqués dans l'ordre spécifié. La liste des effets est détaillée dans le tableau suivant.</text:p>
      <table:table table:style-name="Table76">
        <table:table-columns>
          <table:table-column table:style-name="TableColumn77"/>
          <table:table-column table:style-name="TableColumn78"/>
        </table:table-columns>
        <table:table-row table:style-name="TableRow79">
          <table:table-cell table:style-name="TableCell80">
            <text:p text:style-name="TableHeading">Nom de l'effet</text:p>
          </table:table-cell>
          <table:table-cell table:style-name="TableCell81">
            <text:p text:style-name="TableHeading">Description</text:p>
          </table:table-cell>
        </table:table-row>
        <table:table-row table:style-name="TableRow82">
          <table:table-cell table:style-name="TableCell83">
            <text:p text:style-name="P84">blur</text:p>
          </table:table-cell>
          <table:table-cell table:style-name="TableCell85">
            <text:p text:style-name="P86">Applique un filtre gaussien<text:s/>(ajoute du flou)</text:p>
          </table:table-cell>
        </table:table-row>
        <table:table-row table:style-name="TableRow87">
          <table:table-cell table:style-name="TableCell88">
            <text:p text:style-name="P89">brightness</text:p>
          </table:table-cell>
          <table:table-cell table:style-name="TableCell90">
            <text:p text:style-name="P91">Augmente la luminosité</text:p>
          </table:table-cell>
        </table:table-row>
        <table:table-row table:style-name="TableRow92">
          <table:table-cell table:style-name="TableCell93">
            <text:p text:style-name="P94">cool</text:p>
          </table:table-cell>
          <table:table-cell table:style-name="TableCell95">
            <text:p text:style-name="P96">Rend l'image bleutée</text:p>
          </table:table-cell>
        </table:table-row>
        <table:table-row table:style-name="TableRow97">
          <table:table-cell table:style-name="TableCell98">
            <text:p text:style-name="P99">greyscale</text:p>
          </table:table-cell>
          <table:table-cell table:style-name="TableCell100">
            <text:p text:style-name="P101">Rend l'image en noir et blanc</text:p>
          </table:table-cell>
        </table:table-row>
        <table:table-row table:style-name="TableRow102">
          <table:table-cell table:style-name="TableCell103">
            <text:p text:style-name="P104">saturation</text:p>
          </table:table-cell>
          <table:table-cell table:style-name="TableCell105">
            <text:p text:style-name="P106">Augmente la saturation</text:p>
          </table:table-cell>
        </table:table-row>
        <table:table-row table:style-name="TableRow107">
          <table:table-cell table:style-name="TableCell108">
            <text:p text:style-name="P109">sharpen</text:p>
          </table:table-cell>
          <table:table-cell table:style-name="TableCell110">
            <text:p text:style-name="P111">Applique un filtre qui accentue les contours</text:p>
          </table:table-cell>
        </table:table-row>
        <table:table-row table:style-name="TableRow112">
          <table:table-cell table:style-name="TableCell113">
            <text:p text:style-name="P114">thumbnail</text:p>
          </table:table-cell>
          <table:table-cell table:style-name="TableCell115">
            <text:p text:style-name="P116">Crée une vignette de 50 par 50<text:s/>pixel maximum</text:p>
          </table:table-cell>
        </table:table-row>
        <table:table-row table:style-name="TableRow117">
          <table:table-cell table:style-name="TableCell118">
            <text:p text:style-name="P119">warm</text:p>
          </table:table-cell>
          <table:table-cell table:style-name="TableCell120">
            <text:p text:style-name="P121">Rend l'image plus rougeâtre</text:p>
          </table:table-cell>
        </table:table-row>
      </table:table>
      <text:p text:style-name="P122">Pour les fins du laboratoire, un jeu d'images à traiter est fourni (archive<text:s/><text:span text:style-name="T123">imageset.zip</text:span>). Voici un exemple d'arguments à passer dans QtCreator pour traiter les images fournies (ajuster au besoin les chemins<text:s/>d'accès vers les images de départ) :</text:p>
      <text:p text:style-name="P124">--input $(ProjectDir)\..\..\imageset\small --output results --effects cool,saturation,sharpen --queue-size 2</text:p>
      <text:p text:style-name="P125"/>
      <text:p text:style-name="P126">Astuce : pour réduire le temps d'exécution pendant le développement, vous pouvez utiliser les images miniatures plutôt que les images pleine grandeur, ou créer un répertoire avec seulement quelques images.</text:p>
      <text:h text:style-name="Titre2" text:outline-level="2">Correction</text:h>
      <table:table table:style-name="Table127">
        <table:table-columns>
          <table:table-column table:style-name="TableColumn128"/>
          <table:table-column table:style-name="TableColumn129"/>
          <table:table-column table:style-name="TableColumn130"/>
        </table:table-columns>
        <table:table-row table:style-name="TableRow131">
          <table:table-cell table:style-name="TableCell132">
            <text:list text:style-name="Outline" text:continue-numbering="true">
              <text:list-item>
                <text:list>
                  <text:list-item>
                    <text:p text:style-name="P133">Implémentation correcte des classes<text:s/><text:span text:style-name="technical">ImageQueue</text:span><text:s/>et<text:s/><text:span text:style-name="technical">PipelineManager</text:span>.</text:p>
                  </text:list-item>
                </text:list>
              </text:list-item>
            </text:list>
          </table:table-cell>
          <table:table-cell table:style-name="TableCell134">
            <text:p text:style-name="Textbody"/>
          </table:table-cell>
          <table:table-cell table:style-name="TableCell135">
            <text:p text:style-name="Textbody">/ 12 pt</text:p>
          </table:table-cell>
        </table:table-row>
      </table:table>
      <text:h text:style-name="Titre1" text:outline-level="1">Observation de l'exécution</text:h>
      <text:p text:style-name="P136">La performance d'un pipeline est affectée<text:s/>par l'étape la plus lente de la chaîne. Dans votre implémentation et pour un traitement en particulier, quelle est l'étape qui limite la<text:s/>performance ?</text:p>
      <text:p text:style-name="P137">Pour le savoir,<text:s/><text:span text:style-name="T138">l'objet<text:s/></text:span><text:span text:style-name="T139">ImageQueue</text:span><text:span text:style-name="T140"><text:s/>est instrumenté pour enregistrer le nombre d'images en attente selon le</text:span><text:span text:style-name="T141"><text:s/>temps</text:span>. Les traces sont enregistrées dans un répertoire comportant le moment de l'exécution. Pour charger la trace, utilisez l'outil<text:s/><text:span text:style-name="T142">qview</text:span><text:s/>fourni avec les sources du laboratoire.</text:p>
      <text:p text:style-name="P143">De plus, la variation dans la taille des données à traiter (dans ce cas la taille des images) peut produire un effet néfaste sur la performance. L'utilisation de files d'attente permet de mitiger cet impact. Vous pouvez observer cet effet en utilisant différentes tailles de files sur les images du dossier « mix ».</text:p>
      <text:p text:style-name="P144">Effectuez les expériences suivantes sur les images de tailles mixtes (dossier « mix ») et comportant 4 effets de votre choix, sauf<text:s/><text:span text:style-name="T145">thumbnail</text:span>.</text:p>
      <text:list text:style-name="LFO7" text:continue-numbering="true">
        <text:list-item>
          <text:p text:style-name="P146">Fixer la taille des files d'attente à 1.</text:p>
        </text:list-item>
        <text:list-item>
          <text:p text:style-name="P147">Fixer la taille des files d'attente à 10.</text:p>
        </text:list-item>
        <text:list-item>
          <text:p text:style-name="P148">Ajouter l'étape<text:s/><text:span text:style-name="T149">thumbnail</text:span><text:s/>dans la chaîne du traitement.</text:p>
        </text:list-item>
      </text:list>
      <text:soft-page-break/>
      <text:p text:style-name="P150">Insérez ci-bas dans la section « résultats et analyse » les captures d'écran des traces ouvertes dans<text:s/><text:span text:style-name="T151">qview</text:span><text:s/>pour chacune des expériences. Inscrivez les effets appliqués. Analysez les résultats par rapport au délai d'exécution, la taille des files d'attentes dans le temps et autres observations que vous pouvez déduire de l'observation. Votre analyse doit comporter un maximum de trois pages, incluant les captures d'écran en lien avec les explications.</text:p>
      <text:h text:style-name="P152" text:outline-level="2"/>
      <text:soft-page-break/>
      <text:h text:style-name="P153" text:outline-level="2">Résultats et analyse</text:h>
      <text:p text:style-name="Textbody"/>
      <text:p text:style-name="Textbody"/>
      <text:soft-page-break/>
      <text:h text:style-name="P154" text:outline-level="2">Correction</text:h>
      <table:table table:style-name="Table155">
        <table:table-columns>
          <table:table-column table:style-name="TableColumn156"/>
          <table:table-column table:style-name="TableColumn157"/>
          <table:table-column table:style-name="TableColumn158"/>
        </table:table-columns>
        <table:table-row table:style-name="TableRow159">
          <table:table-cell table:style-name="TableCell160">
            <text:list text:style-name="Outline" text:continue-numbering="true">
              <text:list-item>
                <text:list>
                  <text:list-item>
                    <text:p text:style-name="P161">Capture d'écran<text:s/>des expériences.</text:p>
                  </text:list-item>
                </text:list>
              </text:list-item>
            </text:list>
          </table:table-cell>
          <table:table-cell table:style-name="TableCell162">
            <text:p text:style-name="Textbody"/>
          </table:table-cell>
          <table:table-cell table:style-name="TableCell163">
            <text:p text:style-name="Textbody">/ 4pt</text:p>
          </table:table-cell>
        </table:table-row>
        <table:table-row table:style-name="TableRow164">
          <table:table-cell table:style-name="TableCell165">
            <text:list text:style-name="Outline" text:continue-numbering="true">
              <text:list-item>
                <text:list>
                  <text:list-item>
                    <text:p text:style-name="P166">Analyse des résultats.</text:p>
                  </text:list-item>
                </text:list>
              </text:list-item>
            </text:list>
          </table:table-cell>
          <table:table-cell table:style-name="TableCell167">
            <text:p text:style-name="Textbody"/>
          </table:table-cell>
          <table:table-cell table:style-name="TableCell168">
            <text:p text:style-name="Textbody">/ 4pt</text:p>
          </table:table-cell>
        </table:table-row>
      </table:table>
      <text:h text:style-name="Titre1" text:outline-level="1">Correction</text:h>
      <table:table table:style-name="Table169">
        <table:table-columns>
          <table:table-column table:style-name="TableColumn170"/>
          <table:table-column table:style-name="TableColumn171"/>
        </table:table-columns>
        <table:table-row table:style-name="TableRow172">
          <table:table-cell table:style-name="TableCell173">
            <text:p text:style-name="TableContents">Points des questions 1 à 2</text:p>
          </table:table-cell>
          <table:table-cell table:style-name="TableCell174">
            <text:p text:style-name="TableContents">0</text:p>
          </table:table-cell>
        </table:table-row>
        <table:table-row table:style-name="TableRow175">
          <table:table-cell table:style-name="TableCell176">
            <text:p text:style-name="TableContents">Pénalité de retard</text:p>
          </table:table-cell>
          <table:table-cell table:style-name="TableCell177">
            <text:p text:style-name="TableContents">0</text:p>
          </table:table-cell>
        </table:table-row>
        <table:table-row table:style-name="TableRow178">
          <table:table-cell table:style-name="TableCell179">
            <text:p text:style-name="TableContents">Qualité de la langue (-0,5% par faute)</text:p>
          </table:table-cell>
          <table:table-cell table:style-name="TableCell180">
            <text:p text:style-name="TableContents">0</text:p>
          </table:table-cell>
        </table:table-row>
        <table:table-row table:style-name="TableRow181">
          <table:table-cell table:style-name="TableCell182">
            <text:p text:style-name="TableContents">Points bonus</text:p>
          </table:table-cell>
          <table:table-cell table:style-name="TableCell183">
            <text:p text:style-name="TableContents">0</text:p>
          </table:table-cell>
        </table:table-row>
        <table:table-row table:style-name="TableRow184">
          <table:table-cell table:style-name="TableCell185">
            <text:p text:style-name="TableContents">Note finale sur 20</text:p>
          </table:table-cell>
          <table:table-cell table:style-name="TableCell186">
            <text:p text:style-name="TableContents">0</text:p>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FreeSerif" svg:font-family="FreeSerif" style:font-family-generic="roman" style:font-pitch="variable"/>
    <style:font-face style:name="FreeMono" svg:font-family="FreeMono" style:font-family-generic="modern" style:font-pitch="fixed"/>
    <style:font-face style:name="OpenSymbol" svg:font-family="OpenSymbol" style:font-family-generic="system"/>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roid Sans Fallback"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itre3" style:display-name="Titre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top="0.1in" fo:margin-bottom="0.1in"/>
      <style:text-properties style:font-name="FreeSerif" style:font-name-asian="FreeSerif" style:font-name-complex="FreeSerif" fo:font-size="10.5pt" style:font-size-asian="10.5pt" fo:hyphenate="false"/>
    </style:style>
    <style:style style:name="Liste" style:display-name="Liste" style:family="paragraph" style:parent-style-name="Textbody">
      <style:text-properties style:font-name-complex="Lohit Hindi"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tête" style:display-name="En-tête"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Pieddepage" style:display-name="Pied de page"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code" style:display-name="code" style:family="paragraph" style:parent-style-name="Textbody">
      <style:paragraph-properties fo:border="0.0034in solid #000000" fo:padding="0.0972in" style:shadow="none" fo:margin-top="0in" fo:margin-bottom="0in" fo:background-color="#E6E6E6"/>
      <style:text-properties style:font-name="FreeMono" style:font-name-asian="FreeMono" style:font-name-complex="FreeMono" fo:hyphenate="false"/>
    </style:style>
    <style:style style:name="Textbodyindent" style:display-name="Text body indent" style:family="paragraph" style:parent-style-name="Textbody">
      <style:paragraph-properties fo:margin-top="0in" fo:margin-bottom="0in" fo:margin-left="0.1965in">
        <style:tab-stops/>
      </style:paragraph-properties>
      <style:text-properties fo:hyphenate="false"/>
    </style:style>
    <style:style style:name="Illustration" style:display-name="Illustration" style:family="paragraph" style:parent-style-name="Légende">
      <style:text-properties fo:hyphenate="false"/>
    </style:style>
    <style:style style:name="TableContents" style:display-name="Table Contents" style:family="paragraph" style:parent-style-name="Standard">
      <style:paragraph-properties text:number-lines="false"/>
      <style:text-properties fo:hyphenate="false"/>
    </style:style>
    <style:style style:name="enum" style:display-name="enum" style:family="paragraph" style:parent-style-name="Textbody">
      <style:paragraph-properties fo:margin-top="0in"/>
      <style:text-properties fo:hyphenate="false"/>
    </style:style>
    <style:style style:name="question" style:display-name="question" style:family="paragraph" style:parent-style-name="Textbody" style:next-style-name="Textbody" style:list-style-name="Outline" style:default-outline-level="2">
      <style:text-properties fo:hyphenate="false"/>
    </style:style>
    <style:style style:name="Table" style:display-name="Table" style:family="paragraph" style:parent-style-name="Légende">
      <style:paragraph-properties fo:text-align="center"/>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nocaption" style:display-name="Heading 1 - no caption" style:family="paragraph" style:parent-style-name="Titre1" style:default-outline-level="1">
      <style:text-properties fo:hyphenate="false"/>
    </style:style>
    <style:style style:name="Framecontents" style:display-name="Frame contents" style:family="paragraph" style:parent-style-name="Textbody">
      <style:text-properties fo:hyphenate="false"/>
    </style:style>
    <style:style style:name="correction" style:display-name="correction" style:family="paragraph" style:parent-style-name="code">
      <style:paragraph-properties fo:border="none" fo:padding="0in" style:shadow="none" fo:background-color="#FFFFCC"/>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IllustrationIndexHeading" style:display-name="Illustration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BulletSymbols" style:display-name="Bullet Symbols" style:family="text">
      <style:text-properties style:font-name="OpenSymbol" style:font-name-asian="OpenSymbol" style:font-name-complex="OpenSymbol"/>
    </style:style>
    <style:style style:name="technical" style:display-name="technical" style:family="text">
      <style:text-properties style:font-name="FreeMono" style:font-name-asian="FreeMono" style:font-name-complex="FreeMono" fo:font-size="10.5pt" style:font-size-asian="10.5pt"/>
    </style:style>
    <style:style style:name="NumberingSymbols" style:display-name="Numbering Symbols" style:family="text"/>
    <style:style style:name="faute" style:display-name="faute" style:family="text">
      <style:text-properties style:font-name="FreeSerif" style:font-name-asian="FreeSerif" style:font-name-complex="FreeSerif" style:use-window-font-color="true" fo:font-size="10.5pt" style:font-size-asian="10.5pt" fo:background-color="transparent" style:text-underline-type="single" style:text-underline-style="wave" style:text-underline-width="bold" style:text-underline-mode="continuous" style:text-underline-color="#DC2300"/>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
      <text:outline-level-style text:level="3"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En-tête"/>
      </style:header>
      <style:footer>
        <text:p text:style-name="Pieddepage"><text:user-defined text:name="Sigle">INF2610</text:user-defined><text:s/>–<text:s/><text:user-defined text:name="Etiquette">Laboratoire 4</text:user-defined><text:tab/><text:tab/><text:page-number text:fixed="false">1</text:page-number>/<text:page-count>6</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rancis </meta:initial-creator>
    <dc:creator>Idir Kacha</dc:creator>
    <meta:creation-date>2013-11-07T12:07:00Z</meta:creation-date>
    <dc:date>2016-11-16T21:54:00Z</dc:date>
    <meta:template xlink:href="Normal" xlink:type="simple"/>
    <meta:editing-cycles>27</meta:editing-cycles>
    <meta:editing-duration>PT95700S</meta:editing-duration>
    <meta:user-defined meta:name="Cours">Noyau du système d'exploitation</meta:user-defined>
    <meta:user-defined meta:name="Etiquette">Laboratoire 4</meta:user-defined>
    <meta:user-defined meta:name="Session">Automne 2015</meta:user-defined>
    <meta:user-defined meta:name="Sigle">INF2610</meta:user-defined>
    <meta:user-defined meta:name="Titre">API Windows</meta:user-defined>
    <meta:document-statistic meta:page-count="6" meta:paragraph-count="13" meta:word-count="1062" meta:character-count="6894" meta:row-count="48" meta:non-whitespace-character-count="5845"/>
  </office:meta>
</office:document-meta>
</file>